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860d" draw:textarea-horizontal-align="justify" draw:textarea-vertical-align="middle" draw:auto-grow-height="false" fo:min-height="2.29cm" fo:min-width="3.945cm"/>
      <style:paragraph-properties style:writing-mode="lr-tb"/>
    </style:style>
    <style:style style:name="gr2" style:family="graphic" style:parent-style-name="standard">
      <style:graphic-properties svg:stroke-color="#000000" draw:fill-color="#ffd428" draw:textarea-horizontal-align="justify" draw:textarea-vertical-align="middle" draw:auto-grow-height="false" fo:min-height="2.29cm" fo:min-width="3.945cm"/>
      <style:paragraph-properties style:writing-mode="lr-tb"/>
    </style:style>
    <style:style style:name="gr3" style:family="graphic" style:parent-style-name="standard">
      <style:graphic-properties svg:stroke-color="#000000" draw:fill-color="#b3cac7" draw:textarea-horizontal-align="justify" draw:textarea-vertical-align="middle" draw:auto-grow-height="false" fo:min-height="2.29cm" fo:min-width="3.945cm"/>
      <style:paragraph-properties style:writing-mode="lr-tb"/>
    </style:style>
    <style:style style:name="gr4" style:family="graphic" style:parent-style-name="standard">
      <style:graphic-properties svg:stroke-color="#000000" draw:fill-color="#b4c7dc" draw:textarea-horizontal-align="justify" draw:textarea-vertical-align="middle" draw:auto-grow-height="false" fo:min-height="2.29cm" fo:min-width="3.945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P1" style:family="paragraph">
      <style:paragraph-properties fo:text-align="center" style:writing-mode="lr-tb"/>
      <style:text-properties fo:color="#000000" loext:opacity="100%"/>
    </style:style>
    <style:style style:name="P2" style:family="paragraph">
      <loext:graphic-properties draw:fill-color="#ff860d"/>
      <style:paragraph-properties fo:text-align="center" style:writing-mode="lr-tb"/>
      <style:text-properties fo:color="#000000" loext:opacity="100%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d428"/>
      <style:paragraph-properties fo:text-align="center" style:writing-mode="lr-tb"/>
    </style:style>
    <style:style style:name="P5" style:family="paragraph">
      <loext:graphic-properties draw:fill-color="#b3cac7"/>
      <style:paragraph-properties fo:text-align="center" style:writing-mode="lr-tb"/>
    </style:style>
    <style:style style:name="P6" style:family="paragraph">
      <loext:graphic-properties draw:fill-color="#b4c7dc"/>
      <style:paragraph-properties fo:text-align="center" style:writing-mode="lr-tb"/>
    </style:style>
    <style:style style:name="P7" style:family="paragraph">
      <style:paragraph-properties fo:text-align="center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445cm" svg:height="2.54cm" svg:x="13.7cm" svg:y="10.842cm">
          <text:p text:style-name="P1"><text:span text:style-name="T1">MCU</text:span></text:p>
          <text:p text:style-name="P1"><text:span text:style-name="T2">ATMEGA328PB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445cm" svg:height="2.54cm" svg:x="19.732cm" svg:y="10.842cm">
          <text:p text:style-name="P3">GPS Module</text:p>
          <text:p text:style-name="P3"><text:span text:style-name="T3">ATGM332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4.445cm" svg:height="2.54cm" svg:x="7.667cm" svg:y="10.842cm">
          <text:p text:style-name="P3">RF Transceiver</text:p>
          <text:p text:style-name="P3"><text:span text:style-name="T3">RA-0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4.445cm" svg:height="2.54cm" svg:x="7.667cm" svg:y="14.652cm">
          <text:p text:style-name="P3">RF Antenna</text:p>
          <draw:enhanced-geometry svg:viewBox="0 0 21600 21600" draw:type="rectangle" draw:enhanced-path="M 0 0 L 21600 0 21600 21600 0 21600 0 0 Z N"/>
        </draw:custom-shape>
        <draw:custom-shape draw:style-name="gr3" draw:text-style-name="P5" xml:id="id5" draw:id="id5" draw:layer="layout" svg:width="4.445cm" svg:height="2.54cm" svg:x="19.732cm" svg:y="14.652cm">
          <text:p text:style-name="P3">GPS Antenna</text:p>
          <draw:enhanced-geometry svg:viewBox="0 0 21600 21600" draw:type="rectangle" draw:enhanced-path="M 0 0 L 21600 0 21600 21600 0 21600 0 0 Z N"/>
        </draw:custom-shape>
        <draw:custom-shape draw:style-name="gr4" draw:text-style-name="P6" xml:id="id7" draw:id="id7" draw:layer="layout" svg:width="4.445cm" svg:height="2.54cm" svg:x="13.7cm" svg:y="2.27cm">
          <text:p text:style-name="P3">PQ9 Bus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2.112cm" svg:y1="12.112cm" svg:x2="13.7cm" svg:y2="12.112cm" draw:start-shape="id1" draw:start-glue-point="1" draw:end-shape="id2" draw:end-glue-point="3" svg:d="M12112 12112h1588" svg:viewBox="0 0 1589 1">
          <text:p/>
        </draw:connector>
        <draw:connector draw:style-name="gr5" draw:text-style-name="P7" draw:layer="layout" svg:x1="19.732cm" svg:y1="12.112cm" svg:x2="18.145cm" svg:y2="12.112cm" draw:start-shape="id3" draw:start-glue-point="3" draw:end-shape="id2" draw:end-glue-point="1" svg:d="M19732 12112h-1587" svg:viewBox="0 0 1588 1">
          <text:p/>
        </draw:connector>
        <draw:connector draw:style-name="gr5" draw:text-style-name="P7" draw:layer="layout" svg:x1="9.889cm" svg:y1="13.382cm" svg:x2="9.889cm" svg:y2="14.652cm" draw:start-shape="id1" draw:start-glue-point="2" draw:end-shape="id4" svg:d="M9889 13382v1270" svg:viewBox="0 0 1 1271">
          <text:p/>
        </draw:connector>
        <draw:connector draw:style-name="gr5" draw:text-style-name="P7" draw:layer="layout" svg:x1="21.954cm" svg:y1="13.382cm" svg:x2="21.954cm" svg:y2="14.652cm" draw:start-shape="id3" draw:start-glue-point="2" draw:end-shape="id5" draw:end-glue-point="0" svg:d="M21954 13382v1270" svg:viewBox="0 0 1 1271">
          <text:p/>
        </draw:connector>
        <draw:custom-shape draw:style-name="gr4" draw:text-style-name="P6" xml:id="id6" draw:id="id6" draw:layer="layout" svg:width="4.445cm" svg:height="2.54cm" svg:x="10.842cm" svg:y="6.715cm">
          <text:p text:style-name="P3">Reset Circuit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3.064cm" svg:y1="9.255cm" svg:x2="15.922cm" svg:y2="10.842cm" draw:start-shape="id6" draw:start-glue-point="2" draw:end-shape="id2" draw:end-glue-point="0" svg:d="M13064 9255v794h2858v793" svg:viewBox="0 0 2859 1588">
          <text:p/>
        </draw:connector>
        <draw:connector draw:style-name="gr5" draw:text-style-name="P7" draw:layer="layout" svg:x1="15.922cm" svg:y1="4.81cm" svg:x2="15.922cm" svg:y2="10.842cm" draw:start-shape="id7" draw:end-shape="id2" draw:end-glue-point="0" svg:d="M15922 4810v6032" svg:viewBox="0 0 1 6033">
          <text:p/>
        </draw:connector>
        <draw:connector draw:style-name="gr5" draw:text-style-name="P7" draw:layer="layout" svg:x1="13.064cm" svg:y1="6.715cm" svg:x2="15.922cm" svg:y2="4.81cm" draw:start-shape="id6" draw:start-glue-point="0" draw:end-shape="id7" draw:end-glue-point="2" svg:d="M13064 6715v-952h2858v-953" svg:viewBox="0 0 2859 190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en" fo:country="ZA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2T15:19:23.682956716</meta:creation-date>
    <dc:date>2023-08-14T08:04:38.144621445</dc:date>
    <meta:editing-duration>PT2H31M53S</meta:editing-duration>
    <meta:editing-cycles>6</meta:editing-cycles>
    <meta:generator>LibreOffice/7.3.7.2$Linux_X86_64 LibreOffice_project/30$Build-2</meta:generator>
    <meta:document-statistic meta:object-count="14"/>
  </office:meta>
</office:document-meta>
</file>